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444" calcext:value-type="float">
            <text:p>58.3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8344" calcext:value-type="float">
            <text:p>58.37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8344" calcext:value-type="float">
            <text:p>58.37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7488" calcext:value-type="float">
            <text:p>58.38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7488" calcext:value-type="float">
            <text:p>58.38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7488" calcext:value-type="float">
            <text:p>58.38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0536" calcext:value-type="float">
            <text:p>58.39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444" calcext:value-type="float">
            <text:p>58.3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1392" calcext:value-type="float">
            <text:p>58.38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1392" calcext:value-type="float">
            <text:p>58.38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1392" calcext:value-type="float">
            <text:p>58.38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5296" calcext:value-type="float">
            <text:p>58.37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5296" calcext:value-type="float">
            <text:p>58.37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444" calcext:value-type="float">
            <text:p>58.3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444" calcext:value-type="float">
            <text:p>58.3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1392" calcext:value-type="float">
            <text:p>58.38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1392" calcext:value-type="float">
            <text:p>58.38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7488" calcext:value-type="float">
            <text:p>58.38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0536" calcext:value-type="float">
            <text:p>58.39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1392" calcext:value-type="float">
            <text:p>58.38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1392" calcext:value-type="float">
            <text:p>58.38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1392" calcext:value-type="float">
            <text:p>58.38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444" calcext:value-type="float">
            <text:p>58.3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1392" calcext:value-type="float">
            <text:p>58.38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444" calcext:value-type="float">
            <text:p>58.3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444" calcext:value-type="float">
            <text:p>58.3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1392" calcext:value-type="float">
            <text:p>58.38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1392" calcext:value-type="float">
            <text:p>58.38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1392" calcext:value-type="float">
            <text:p>58.38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444" calcext:value-type="float">
            <text:p>58.3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1392" calcext:value-type="float">
            <text:p>58.38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1392" calcext:value-type="float">
            <text:p>58.38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1392" calcext:value-type="float">
            <text:p>58.38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1392" calcext:value-type="float">
            <text:p>58.38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1392" calcext:value-type="float">
            <text:p>58.38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5296" calcext:value-type="float">
            <text:p>58.37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5296" calcext:value-type="float">
            <text:p>58.37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1392" calcext:value-type="float">
            <text:p>58.38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8344" calcext:value-type="float">
            <text:p>58.37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8344" calcext:value-type="float">
            <text:p>58.37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8344" calcext:value-type="float">
            <text:p>58.37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8344" calcext:value-type="float">
            <text:p>58.37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8344" calcext:value-type="float">
            <text:p>58.37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8344" calcext:value-type="float">
            <text:p>58.37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8344" calcext:value-type="float">
            <text:p>58.37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8344" calcext:value-type="float">
            <text:p>58.37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1392" calcext:value-type="float">
            <text:p>58.38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8344" calcext:value-type="float">
            <text:p>58.37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5296" calcext:value-type="float">
            <text:p>58.37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8344" calcext:value-type="float">
            <text:p>58.37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8344" calcext:value-type="float">
            <text:p>58.37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8344" calcext:value-type="float">
            <text:p>58.37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8344" calcext:value-type="float">
            <text:p>58.37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5296" calcext:value-type="float">
            <text:p>58.37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8344" calcext:value-type="float">
            <text:p>58.37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5296" calcext:value-type="float">
            <text:p>58.37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5296" calcext:value-type="float">
            <text:p>58.37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5296" calcext:value-type="float">
            <text:p>58.37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2248" calcext:value-type="float">
            <text:p>58.37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5296" calcext:value-type="float">
            <text:p>58.37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5296" calcext:value-type="float">
            <text:p>58.37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8344" calcext:value-type="float">
            <text:p>58.37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2248" calcext:value-type="float">
            <text:p>58.37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5296" calcext:value-type="float">
            <text:p>58.37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5296" calcext:value-type="float">
            <text:p>58.37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5296" calcext:value-type="float">
            <text:p>58.37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5296" calcext:value-type="float">
            <text:p>58.37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2248" calcext:value-type="float">
            <text:p>58.37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2248" calcext:value-type="float">
            <text:p>58.37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5296" calcext:value-type="float">
            <text:p>58.37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5296" calcext:value-type="float">
            <text:p>58.37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2248" calcext:value-type="float">
            <text:p>58.37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2248" calcext:value-type="float">
            <text:p>58.37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2248" calcext:value-type="float">
            <text:p>58.37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2248" calcext:value-type="float">
            <text:p>58.37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2248" calcext:value-type="float">
            <text:p>58.37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2248" calcext:value-type="float">
            <text:p>58.37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5296" calcext:value-type="float">
            <text:p>58.37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2248" calcext:value-type="float">
            <text:p>58.37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2248" calcext:value-type="float">
            <text:p>58.37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6152" calcext:value-type="float">
            <text:p>58.36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92" calcext:value-type="float">
            <text:p>58.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2248" calcext:value-type="float">
            <text:p>58.37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2248" calcext:value-type="float">
            <text:p>58.37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92" calcext:value-type="float">
            <text:p>58.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92" calcext:value-type="float">
            <text:p>58.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2248" calcext:value-type="float">
            <text:p>58.37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92" calcext:value-type="float">
            <text:p>58.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2248" calcext:value-type="float">
            <text:p>58.37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3104" calcext:value-type="float">
            <text:p>58.3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6152" calcext:value-type="float">
            <text:p>58.36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92" calcext:value-type="float">
            <text:p>58.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92" calcext:value-type="float">
            <text:p>58.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6152" calcext:value-type="float">
            <text:p>58.36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92" calcext:value-type="float">
            <text:p>58.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92" calcext:value-type="float">
            <text:p>58.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92" calcext:value-type="float">
            <text:p>58.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6152" calcext:value-type="float">
            <text:p>58.36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6152" calcext:value-type="float">
            <text:p>58.36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92" calcext:value-type="float">
            <text:p>58.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92" calcext:value-type="float">
            <text:p>58.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92" calcext:value-type="float">
            <text:p>58.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92" calcext:value-type="float">
            <text:p>58.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92" calcext:value-type="float">
            <text:p>58.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92" calcext:value-type="float">
            <text:p>58.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92" calcext:value-type="float">
            <text:p>58.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92" calcext:value-type="float">
            <text:p>58.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92" calcext:value-type="float">
            <text:p>58.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6152" calcext:value-type="float">
            <text:p>58.36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6152" calcext:value-type="float">
            <text:p>58.36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6152" calcext:value-type="float">
            <text:p>58.36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3104" calcext:value-type="float">
            <text:p>58.3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3104" calcext:value-type="float">
            <text:p>58.3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3104" calcext:value-type="float">
            <text:p>58.3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3104" calcext:value-type="float">
            <text:p>58.3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6152" calcext:value-type="float">
            <text:p>58.36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6152" calcext:value-type="float">
            <text:p>58.36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0056" calcext:value-type="float">
            <text:p>58.36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92" calcext:value-type="float">
            <text:p>58.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6152" calcext:value-type="float">
            <text:p>58.36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3104" calcext:value-type="float">
            <text:p>58.3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3104" calcext:value-type="float">
            <text:p>58.3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3104" calcext:value-type="float">
            <text:p>58.3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3104" calcext:value-type="float">
            <text:p>58.3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6152" calcext:value-type="float">
            <text:p>58.36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3104" calcext:value-type="float">
            <text:p>58.3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3104" calcext:value-type="float">
            <text:p>58.3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3104" calcext:value-type="float">
            <text:p>58.3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0056" calcext:value-type="float">
            <text:p>58.36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3104" calcext:value-type="float">
            <text:p>58.3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3104" calcext:value-type="float">
            <text:p>58.3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6152" calcext:value-type="float">
            <text:p>58.36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0056" calcext:value-type="float">
            <text:p>58.36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0056" calcext:value-type="float">
            <text:p>58.36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3104" calcext:value-type="float">
            <text:p>58.3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6152" calcext:value-type="float">
            <text:p>58.36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7008" calcext:value-type="float">
            <text:p>58.35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0056" calcext:value-type="float">
            <text:p>58.36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3104" calcext:value-type="float">
            <text:p>58.3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0056" calcext:value-type="float">
            <text:p>58.36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0056" calcext:value-type="float">
            <text:p>58.36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0056" calcext:value-type="float">
            <text:p>58.36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0056" calcext:value-type="float">
            <text:p>58.36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7008" calcext:value-type="float">
            <text:p>58.35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3104" calcext:value-type="float">
            <text:p>58.3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0056" calcext:value-type="float">
            <text:p>58.36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0056" calcext:value-type="float">
            <text:p>58.36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1768" calcext:value-type="float">
            <text:p>58.34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0056" calcext:value-type="float">
            <text:p>58.36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0056" calcext:value-type="float">
            <text:p>58.36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0056" calcext:value-type="float">
            <text:p>58.36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0056" calcext:value-type="float">
            <text:p>58.36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7008" calcext:value-type="float">
            <text:p>58.35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0056" calcext:value-type="float">
            <text:p>58.36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0056" calcext:value-type="float">
            <text:p>58.36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3104" calcext:value-type="float">
            <text:p>58.3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0056" calcext:value-type="float">
            <text:p>58.36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0056" calcext:value-type="float">
            <text:p>58.36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3104" calcext:value-type="float">
            <text:p>58.3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0056" calcext:value-type="float">
            <text:p>58.36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7008" calcext:value-type="float">
            <text:p>58.35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0056" calcext:value-type="float">
            <text:p>58.36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7008" calcext:value-type="float">
            <text:p>58.35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7008" calcext:value-type="float">
            <text:p>58.35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0056" calcext:value-type="float">
            <text:p>58.36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396" calcext:value-type="float">
            <text:p>58.35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396" calcext:value-type="float">
            <text:p>58.35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7008" calcext:value-type="float">
            <text:p>58.35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7008" calcext:value-type="float">
            <text:p>58.35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7008" calcext:value-type="float">
            <text:p>58.35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7008" calcext:value-type="float">
            <text:p>58.35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396" calcext:value-type="float">
            <text:p>58.35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396" calcext:value-type="float">
            <text:p>58.35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396" calcext:value-type="float">
            <text:p>58.35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7008" calcext:value-type="float">
            <text:p>58.35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0056" calcext:value-type="float">
            <text:p>58.36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0056" calcext:value-type="float">
            <text:p>58.36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0056" calcext:value-type="float">
            <text:p>58.36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0912" calcext:value-type="float">
            <text:p>58.35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396" calcext:value-type="float">
            <text:p>58.35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396" calcext:value-type="float">
            <text:p>58.35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396" calcext:value-type="float">
            <text:p>58.35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0056" calcext:value-type="float">
            <text:p>58.36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7008" calcext:value-type="float">
            <text:p>58.35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0912" calcext:value-type="float">
            <text:p>58.35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7008" calcext:value-type="float">
            <text:p>58.35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7008" calcext:value-type="float">
            <text:p>58.35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7008" calcext:value-type="float">
            <text:p>58.35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7008" calcext:value-type="float">
            <text:p>58.35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7008" calcext:value-type="float">
            <text:p>58.35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396" calcext:value-type="float">
            <text:p>58.35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7008" calcext:value-type="float">
            <text:p>58.35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0912" calcext:value-type="float">
            <text:p>58.35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396" calcext:value-type="float">
            <text:p>58.35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396" calcext:value-type="float">
            <text:p>58.35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0912" calcext:value-type="float">
            <text:p>58.35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396" calcext:value-type="float">
            <text:p>58.35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396" calcext:value-type="float">
            <text:p>58.35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4816" calcext:value-type="float">
            <text:p>58.34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4816" calcext:value-type="float">
            <text:p>58.34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0912" calcext:value-type="float">
            <text:p>58.35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0912" calcext:value-type="float">
            <text:p>58.35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7864" calcext:value-type="float">
            <text:p>58.34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7864" calcext:value-type="float">
            <text:p>58.34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0912" calcext:value-type="float">
            <text:p>58.35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396" calcext:value-type="float">
            <text:p>58.35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396" calcext:value-type="float">
            <text:p>58.35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0912" calcext:value-type="float">
            <text:p>58.35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0912" calcext:value-type="float">
            <text:p>58.35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396" calcext:value-type="float">
            <text:p>58.35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0912" calcext:value-type="float">
            <text:p>58.35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0912" calcext:value-type="float">
            <text:p>58.35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7864" calcext:value-type="float">
            <text:p>58.34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1768" calcext:value-type="float">
            <text:p>58.34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4816" calcext:value-type="float">
            <text:p>58.34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7864" calcext:value-type="float">
            <text:p>58.34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4816" calcext:value-type="float">
            <text:p>58.34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7864" calcext:value-type="float">
            <text:p>58.34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7864" calcext:value-type="float">
            <text:p>58.34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7864" calcext:value-type="float">
            <text:p>58.34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7864" calcext:value-type="float">
            <text:p>58.34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1768" calcext:value-type="float">
            <text:p>58.34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7864" calcext:value-type="float">
            <text:p>58.34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1768" calcext:value-type="float">
            <text:p>58.34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872" calcext:value-type="float">
            <text:p>58.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872" calcext:value-type="float">
            <text:p>58.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4816" calcext:value-type="float">
            <text:p>58.34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1768" calcext:value-type="float">
            <text:p>58.34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4816" calcext:value-type="float">
            <text:p>58.34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7864" calcext:value-type="float">
            <text:p>58.34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4816" calcext:value-type="float">
            <text:p>58.34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1768" calcext:value-type="float">
            <text:p>58.34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1768" calcext:value-type="float">
            <text:p>58.34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1768" calcext:value-type="float">
            <text:p>58.34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872" calcext:value-type="float">
            <text:p>58.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1768" calcext:value-type="float">
            <text:p>58.34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4816" calcext:value-type="float">
            <text:p>58.34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7864" calcext:value-type="float">
            <text:p>58.34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7864" calcext:value-type="float">
            <text:p>58.34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872" calcext:value-type="float">
            <text:p>58.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1768" calcext:value-type="float">
            <text:p>58.34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5672" calcext:value-type="float">
            <text:p>58.3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1768" calcext:value-type="float">
            <text:p>58.34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872" calcext:value-type="float">
            <text:p>58.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872" calcext:value-type="float">
            <text:p>58.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872" calcext:value-type="float">
            <text:p>58.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872" calcext:value-type="float">
            <text:p>58.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1768" calcext:value-type="float">
            <text:p>58.34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1768" calcext:value-type="float">
            <text:p>58.34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872" calcext:value-type="float">
            <text:p>58.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872" calcext:value-type="float">
            <text:p>58.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1768" calcext:value-type="float">
            <text:p>58.34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1768" calcext:value-type="float">
            <text:p>58.34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1768" calcext:value-type="float">
            <text:p>58.34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1768" calcext:value-type="float">
            <text:p>58.34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4816" calcext:value-type="float">
            <text:p>58.34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872" calcext:value-type="float">
            <text:p>58.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1768" calcext:value-type="float">
            <text:p>58.34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872" calcext:value-type="float">
            <text:p>58.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872" calcext:value-type="float">
            <text:p>58.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1768" calcext:value-type="float">
            <text:p>58.34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5672" calcext:value-type="float">
            <text:p>58.3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2624" calcext:value-type="float">
            <text:p>58.3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2624" calcext:value-type="float">
            <text:p>58.3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1768" calcext:value-type="float">
            <text:p>58.34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5672" calcext:value-type="float">
            <text:p>58.3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5672" calcext:value-type="float">
            <text:p>58.3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1768" calcext:value-type="float">
            <text:p>58.34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5672" calcext:value-type="float">
            <text:p>58.3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872" calcext:value-type="float">
            <text:p>58.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1768" calcext:value-type="float">
            <text:p>58.34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5672" calcext:value-type="float">
            <text:p>58.3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5672" calcext:value-type="float">
            <text:p>58.3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872" calcext:value-type="float">
            <text:p>58.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5672" calcext:value-type="float">
            <text:p>58.3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1768" calcext:value-type="float">
            <text:p>58.34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5672" calcext:value-type="float">
            <text:p>58.3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5672" calcext:value-type="float">
            <text:p>58.3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5672" calcext:value-type="float">
            <text:p>58.3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5672" calcext:value-type="float">
            <text:p>58.3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5672" calcext:value-type="float">
            <text:p>58.3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2624" calcext:value-type="float">
            <text:p>58.3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5672" calcext:value-type="float">
            <text:p>58.3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2624" calcext:value-type="float">
            <text:p>58.3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2624" calcext:value-type="float">
            <text:p>58.3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2624" calcext:value-type="float">
            <text:p>58.3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872" calcext:value-type="float">
            <text:p>58.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9576" calcext:value-type="float">
            <text:p>58.3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2624" calcext:value-type="float">
            <text:p>58.3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5672" calcext:value-type="float">
            <text:p>58.3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5672" calcext:value-type="float">
            <text:p>58.3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2624" calcext:value-type="float">
            <text:p>58.3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5672" calcext:value-type="float">
            <text:p>58.3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9576" calcext:value-type="float">
            <text:p>58.3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2624" calcext:value-type="float">
            <text:p>58.3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9576" calcext:value-type="float">
            <text:p>58.3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9576" calcext:value-type="float">
            <text:p>58.3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5672" calcext:value-type="float">
            <text:p>58.3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5672" calcext:value-type="float">
            <text:p>58.3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2624" calcext:value-type="float">
            <text:p>58.3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6528" calcext:value-type="float">
            <text:p>58.3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9576" calcext:value-type="float">
            <text:p>58.3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9576" calcext:value-type="float">
            <text:p>58.3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9576" calcext:value-type="float">
            <text:p>58.3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2624" calcext:value-type="float">
            <text:p>58.3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348" calcext:value-type="float">
            <text:p>58.3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9576" calcext:value-type="float">
            <text:p>58.3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2624" calcext:value-type="float">
            <text:p>58.3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2624" calcext:value-type="float">
            <text:p>58.3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2624" calcext:value-type="float">
            <text:p>58.3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6528" calcext:value-type="float">
            <text:p>58.3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5672" calcext:value-type="float">
            <text:p>58.3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9576" calcext:value-type="float">
            <text:p>58.3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9576" calcext:value-type="float">
            <text:p>58.3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6528" calcext:value-type="float">
            <text:p>58.3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6528" calcext:value-type="float">
            <text:p>58.3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348" calcext:value-type="float">
            <text:p>58.3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6528" calcext:value-type="float">
            <text:p>58.3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6528" calcext:value-type="float">
            <text:p>58.3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2624" calcext:value-type="float">
            <text:p>58.3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9576" calcext:value-type="float">
            <text:p>58.3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9576" calcext:value-type="float">
            <text:p>58.3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9576" calcext:value-type="float">
            <text:p>58.3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6528" calcext:value-type="float">
            <text:p>58.3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6528" calcext:value-type="float">
            <text:p>58.3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9576" calcext:value-type="float">
            <text:p>58.3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9576" calcext:value-type="float">
            <text:p>58.3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348" calcext:value-type="float">
            <text:p>58.3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6528" calcext:value-type="float">
            <text:p>58.3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9576" calcext:value-type="float">
            <text:p>58.3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9576" calcext:value-type="float">
            <text:p>58.3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348" calcext:value-type="float">
            <text:p>58.3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6528" calcext:value-type="float">
            <text:p>58.3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9576" calcext:value-type="float">
            <text:p>58.3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6528" calcext:value-type="float">
            <text:p>58.3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348" calcext:value-type="float">
            <text:p>58.3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348" calcext:value-type="float">
            <text:p>58.3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9576" calcext:value-type="float">
            <text:p>58.3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17384" calcext:value-type="float">
            <text:p>58.3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11288" calcext:value-type="float">
            <text:p>58.3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6528" calcext:value-type="float">
            <text:p>58.3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348" calcext:value-type="float">
            <text:p>58.3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0432" calcext:value-type="float">
            <text:p>58.3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348" calcext:value-type="float">
            <text:p>58.3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11-21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2624" calcext:value-type="float">
            <text:p>58.3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68032" calcext:value-type="float">
            <text:p>58.16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68032" calcext:value-type="float">
            <text:p>58.16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4128" calcext:value-type="float">
            <text:p>58.1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7176" calcext:value-type="float">
            <text:p>58.1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7176" calcext:value-type="float">
            <text:p>58.1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108" calcext:value-type="float">
            <text:p>58.1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64984" calcext:value-type="float">
            <text:p>58.1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4128" calcext:value-type="float">
            <text:p>58.1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108" calcext:value-type="float">
            <text:p>58.1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4128" calcext:value-type="float">
            <text:p>58.1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7176" calcext:value-type="float">
            <text:p>58.1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4128" calcext:value-type="float">
            <text:p>58.1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108" calcext:value-type="float">
            <text:p>58.1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108" calcext:value-type="float">
            <text:p>58.1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0224" calcext:value-type="float">
            <text:p>58.1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108" calcext:value-type="float">
            <text:p>58.1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68032" calcext:value-type="float">
            <text:p>58.16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4128" calcext:value-type="float">
            <text:p>58.1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108" calcext:value-type="float">
            <text:p>58.1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7176" calcext:value-type="float">
            <text:p>58.1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4128" calcext:value-type="float">
            <text:p>58.1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4128" calcext:value-type="float">
            <text:p>58.1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7176" calcext:value-type="float">
            <text:p>58.1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7176" calcext:value-type="float">
            <text:p>58.1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7176" calcext:value-type="float">
            <text:p>58.1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4128" calcext:value-type="float">
            <text:p>58.1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7176" calcext:value-type="float">
            <text:p>58.1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108" calcext:value-type="float">
            <text:p>58.1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4128" calcext:value-type="float">
            <text:p>58.1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3272" calcext:value-type="float">
            <text:p>58.1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108" calcext:value-type="float">
            <text:p>58.1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7176" calcext:value-type="float">
            <text:p>58.1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7176" calcext:value-type="float">
            <text:p>58.1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7176" calcext:value-type="float">
            <text:p>58.1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7176" calcext:value-type="float">
            <text:p>58.1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0224" calcext:value-type="float">
            <text:p>58.1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7176" calcext:value-type="float">
            <text:p>58.1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7176" calcext:value-type="float">
            <text:p>58.1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0224" calcext:value-type="float">
            <text:p>58.1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7176" calcext:value-type="float">
            <text:p>58.1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0224" calcext:value-type="float">
            <text:p>58.1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3272" calcext:value-type="float">
            <text:p>58.1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3272" calcext:value-type="float">
            <text:p>58.1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3272" calcext:value-type="float">
            <text:p>58.1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632" calcext:value-type="float">
            <text:p>58.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3272" calcext:value-type="float">
            <text:p>58.1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3272" calcext:value-type="float">
            <text:p>58.1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3272" calcext:value-type="float">
            <text:p>58.1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3272" calcext:value-type="float">
            <text:p>58.1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3272" calcext:value-type="float">
            <text:p>58.1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632" calcext:value-type="float">
            <text:p>58.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632" calcext:value-type="float">
            <text:p>58.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3272" calcext:value-type="float">
            <text:p>58.1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632" calcext:value-type="float">
            <text:p>58.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632" calcext:value-type="float">
            <text:p>58.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3272" calcext:value-type="float">
            <text:p>58.1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632" calcext:value-type="float">
            <text:p>58.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632" calcext:value-type="float">
            <text:p>58.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632" calcext:value-type="float">
            <text:p>58.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632" calcext:value-type="float">
            <text:p>58.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3272" calcext:value-type="float">
            <text:p>58.1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632" calcext:value-type="float">
            <text:p>58.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3272" calcext:value-type="float">
            <text:p>58.1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632" calcext:value-type="float">
            <text:p>58.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9368" calcext:value-type="float">
            <text:p>58.1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9368" calcext:value-type="float">
            <text:p>58.1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632" calcext:value-type="float">
            <text:p>58.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632" calcext:value-type="float">
            <text:p>58.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632" calcext:value-type="float">
            <text:p>58.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632" calcext:value-type="float">
            <text:p>58.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9368" calcext:value-type="float">
            <text:p>58.1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9368" calcext:value-type="float">
            <text:p>58.1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632" calcext:value-type="float">
            <text:p>58.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9368" calcext:value-type="float">
            <text:p>58.1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9368" calcext:value-type="float">
            <text:p>58.1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632" calcext:value-type="float">
            <text:p>58.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632" calcext:value-type="float">
            <text:p>58.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9368" calcext:value-type="float">
            <text:p>58.1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9368" calcext:value-type="float">
            <text:p>58.1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9368" calcext:value-type="float">
            <text:p>58.1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9368" calcext:value-type="float">
            <text:p>58.1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2416" calcext:value-type="float">
            <text:p>58.1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9368" calcext:value-type="float">
            <text:p>58.1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632" calcext:value-type="float">
            <text:p>58.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632" calcext:value-type="float">
            <text:p>58.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2416" calcext:value-type="float">
            <text:p>58.1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9368" calcext:value-type="float">
            <text:p>58.1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9368" calcext:value-type="float">
            <text:p>58.1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9368" calcext:value-type="float">
            <text:p>58.1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2416" calcext:value-type="float">
            <text:p>58.1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632" calcext:value-type="float">
            <text:p>58.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9368" calcext:value-type="float">
            <text:p>58.1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9368" calcext:value-type="float">
            <text:p>58.1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2416" calcext:value-type="float">
            <text:p>58.1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2416" calcext:value-type="float">
            <text:p>58.1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2416" calcext:value-type="float">
            <text:p>58.1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2416" calcext:value-type="float">
            <text:p>58.1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5464" calcext:value-type="float">
            <text:p>58.1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2416" calcext:value-type="float">
            <text:p>58.1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2416" calcext:value-type="float">
            <text:p>58.1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2416" calcext:value-type="float">
            <text:p>58.1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5464" calcext:value-type="float">
            <text:p>58.1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2416" calcext:value-type="float">
            <text:p>58.1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2416" calcext:value-type="float">
            <text:p>58.1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5464" calcext:value-type="float">
            <text:p>58.1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2416" calcext:value-type="float">
            <text:p>58.1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9368" calcext:value-type="float">
            <text:p>58.1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9368" calcext:value-type="float">
            <text:p>58.1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5464" calcext:value-type="float">
            <text:p>58.1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2416" calcext:value-type="float">
            <text:p>58.1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2416" calcext:value-type="float">
            <text:p>58.1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2416" calcext:value-type="float">
            <text:p>58.1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2416" calcext:value-type="float">
            <text:p>58.1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9368" calcext:value-type="float">
            <text:p>58.1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9368" calcext:value-type="float">
            <text:p>58.1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632" calcext:value-type="float">
            <text:p>58.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2416" calcext:value-type="float">
            <text:p>58.1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2416" calcext:value-type="float">
            <text:p>58.1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2416" calcext:value-type="float">
            <text:p>58.1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2416" calcext:value-type="float">
            <text:p>58.1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2416" calcext:value-type="float">
            <text:p>58.1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5464" calcext:value-type="float">
            <text:p>58.1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8512" calcext:value-type="float">
            <text:p>58.1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2416" calcext:value-type="float">
            <text:p>58.1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9368" calcext:value-type="float">
            <text:p>58.1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5464" calcext:value-type="float">
            <text:p>58.1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2416" calcext:value-type="float">
            <text:p>58.1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9368" calcext:value-type="float">
            <text:p>58.1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5464" calcext:value-type="float">
            <text:p>58.1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5464" calcext:value-type="float">
            <text:p>58.1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5464" calcext:value-type="float">
            <text:p>58.1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5464" calcext:value-type="float">
            <text:p>58.1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5464" calcext:value-type="float">
            <text:p>58.1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2416" calcext:value-type="float">
            <text:p>58.1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632" calcext:value-type="float">
            <text:p>58.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2416" calcext:value-type="float">
            <text:p>58.1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8512" calcext:value-type="float">
            <text:p>58.1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5464" calcext:value-type="float">
            <text:p>58.1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2416" calcext:value-type="float">
            <text:p>58.1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2416" calcext:value-type="float">
            <text:p>58.1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2416" calcext:value-type="float">
            <text:p>58.1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5464" calcext:value-type="float">
            <text:p>58.1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5464" calcext:value-type="float">
            <text:p>58.1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5464" calcext:value-type="float">
            <text:p>58.1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5464" calcext:value-type="float">
            <text:p>58.1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5464" calcext:value-type="float">
            <text:p>58.1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5464" calcext:value-type="float">
            <text:p>58.1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9368" calcext:value-type="float">
            <text:p>58.1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2416" calcext:value-type="float">
            <text:p>58.1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5464" calcext:value-type="float">
            <text:p>58.1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156" calcext:value-type="float">
            <text:p>58.2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8512" calcext:value-type="float">
            <text:p>58.1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5464" calcext:value-type="float">
            <text:p>58.1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2416" calcext:value-type="float">
            <text:p>58.1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5464" calcext:value-type="float">
            <text:p>58.1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9368" calcext:value-type="float">
            <text:p>58.1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9368" calcext:value-type="float">
            <text:p>58.1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2416" calcext:value-type="float">
            <text:p>58.1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2416" calcext:value-type="float">
            <text:p>58.1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156" calcext:value-type="float">
            <text:p>58.2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9368" calcext:value-type="float">
            <text:p>58.1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156" calcext:value-type="float">
            <text:p>58.2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2416" calcext:value-type="float">
            <text:p>58.1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5464" calcext:value-type="float">
            <text:p>58.1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8512" calcext:value-type="float">
            <text:p>58.1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8512" calcext:value-type="float">
            <text:p>58.1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5464" calcext:value-type="float">
            <text:p>58.1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8512" calcext:value-type="float">
            <text:p>58.1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8512" calcext:value-type="float">
            <text:p>58.1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8512" calcext:value-type="float">
            <text:p>58.1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8512" calcext:value-type="float">
            <text:p>58.1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8512" calcext:value-type="float">
            <text:p>58.1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8512" calcext:value-type="float">
            <text:p>58.1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156" calcext:value-type="float">
            <text:p>58.2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5464" calcext:value-type="float">
            <text:p>58.1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2416" calcext:value-type="float">
            <text:p>58.1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5464" calcext:value-type="float">
            <text:p>58.1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8512" calcext:value-type="float">
            <text:p>58.1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156" calcext:value-type="float">
            <text:p>58.2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8512" calcext:value-type="float">
            <text:p>58.1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2416" calcext:value-type="float">
            <text:p>58.1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8512" calcext:value-type="float">
            <text:p>58.1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8512" calcext:value-type="float">
            <text:p>58.1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8512" calcext:value-type="float">
            <text:p>58.1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8512" calcext:value-type="float">
            <text:p>58.1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8512" calcext:value-type="float">
            <text:p>58.1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5464" calcext:value-type="float">
            <text:p>58.1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156" calcext:value-type="float">
            <text:p>58.2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156" calcext:value-type="float">
            <text:p>58.2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7656" calcext:value-type="float">
            <text:p>58.2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8512" calcext:value-type="float">
            <text:p>58.1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8512" calcext:value-type="float">
            <text:p>58.1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7656" calcext:value-type="float">
            <text:p>58.2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5464" calcext:value-type="float">
            <text:p>58.1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8512" calcext:value-type="float">
            <text:p>58.1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8512" calcext:value-type="float">
            <text:p>58.1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2416" calcext:value-type="float">
            <text:p>58.1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156" calcext:value-type="float">
            <text:p>58.2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8512" calcext:value-type="float">
            <text:p>58.1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4608" calcext:value-type="float">
            <text:p>58.20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156" calcext:value-type="float">
            <text:p>58.2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4608" calcext:value-type="float">
            <text:p>58.20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156" calcext:value-type="float">
            <text:p>58.2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8512" calcext:value-type="float">
            <text:p>58.1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156" calcext:value-type="float">
            <text:p>58.2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5464" calcext:value-type="float">
            <text:p>58.1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4608" calcext:value-type="float">
            <text:p>58.20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7656" calcext:value-type="float">
            <text:p>58.2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4608" calcext:value-type="float">
            <text:p>58.20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7656" calcext:value-type="float">
            <text:p>58.2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7656" calcext:value-type="float">
            <text:p>58.2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7656" calcext:value-type="float">
            <text:p>58.2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8512" calcext:value-type="float">
            <text:p>58.1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4608" calcext:value-type="float">
            <text:p>58.20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0704" calcext:value-type="float">
            <text:p>58.21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7656" calcext:value-type="float">
            <text:p>58.2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0704" calcext:value-type="float">
            <text:p>58.21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4608" calcext:value-type="float">
            <text:p>58.20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4608" calcext:value-type="float">
            <text:p>58.20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156" calcext:value-type="float">
            <text:p>58.2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156" calcext:value-type="float">
            <text:p>58.2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9848" calcext:value-type="float">
            <text:p>58.21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7656" calcext:value-type="float">
            <text:p>58.2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4608" calcext:value-type="float">
            <text:p>58.20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0704" calcext:value-type="float">
            <text:p>58.21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3752" calcext:value-type="float">
            <text:p>58.2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68" calcext:value-type="float">
            <text:p>58.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4608" calcext:value-type="float">
            <text:p>58.20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7656" calcext:value-type="float">
            <text:p>58.2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3752" calcext:value-type="float">
            <text:p>58.2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8512" calcext:value-type="float">
            <text:p>58.1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4608" calcext:value-type="float">
            <text:p>58.20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3752" calcext:value-type="float">
            <text:p>58.2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68" calcext:value-type="float">
            <text:p>58.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3752" calcext:value-type="float">
            <text:p>58.2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3752" calcext:value-type="float">
            <text:p>58.2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7656" calcext:value-type="float">
            <text:p>58.2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156" calcext:value-type="float">
            <text:p>58.2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3752" calcext:value-type="float">
            <text:p>58.2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3752" calcext:value-type="float">
            <text:p>58.2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0704" calcext:value-type="float">
            <text:p>58.21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0704" calcext:value-type="float">
            <text:p>58.21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68" calcext:value-type="float">
            <text:p>58.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68" calcext:value-type="float">
            <text:p>58.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9848" calcext:value-type="float">
            <text:p>58.21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68" calcext:value-type="float">
            <text:p>58.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8512" calcext:value-type="float">
            <text:p>58.1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5464" calcext:value-type="float">
            <text:p>58.1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68" calcext:value-type="float">
            <text:p>58.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68" calcext:value-type="float">
            <text:p>58.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68" calcext:value-type="float">
            <text:p>58.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0704" calcext:value-type="float">
            <text:p>58.21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0704" calcext:value-type="float">
            <text:p>58.21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68" calcext:value-type="float">
            <text:p>58.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3752" calcext:value-type="float">
            <text:p>58.2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3752" calcext:value-type="float">
            <text:p>58.2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22896" calcext:value-type="float">
            <text:p>58.2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0704" calcext:value-type="float">
            <text:p>58.21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0704" calcext:value-type="float">
            <text:p>58.21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3752" calcext:value-type="float">
            <text:p>58.2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3752" calcext:value-type="float">
            <text:p>58.2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68" calcext:value-type="float">
            <text:p>58.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68" calcext:value-type="float">
            <text:p>58.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3752" calcext:value-type="float">
            <text:p>58.2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68" calcext:value-type="float">
            <text:p>58.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68" calcext:value-type="float">
            <text:p>58.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68" calcext:value-type="float">
            <text:p>58.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22896" calcext:value-type="float">
            <text:p>58.2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9848" calcext:value-type="float">
            <text:p>58.21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0704" calcext:value-type="float">
            <text:p>58.21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7656" calcext:value-type="float">
            <text:p>58.2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68" calcext:value-type="float">
            <text:p>58.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25944" calcext:value-type="float">
            <text:p>58.22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28992" calcext:value-type="float">
            <text:p>58.22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22896" calcext:value-type="float">
            <text:p>58.2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22896" calcext:value-type="float">
            <text:p>58.2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22896" calcext:value-type="float">
            <text:p>58.2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9848" calcext:value-type="float">
            <text:p>58.21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68" calcext:value-type="float">
            <text:p>58.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3752" calcext:value-type="float">
            <text:p>58.2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25944" calcext:value-type="float">
            <text:p>58.22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9848" calcext:value-type="float">
            <text:p>58.21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22896" calcext:value-type="float">
            <text:p>58.2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25944" calcext:value-type="float">
            <text:p>58.22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3204" calcext:value-type="float">
            <text:p>58.23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25944" calcext:value-type="float">
            <text:p>58.22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7656" calcext:value-type="float">
            <text:p>58.2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4608" calcext:value-type="float">
            <text:p>58.20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3204" calcext:value-type="float">
            <text:p>58.23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3752" calcext:value-type="float">
            <text:p>58.2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0704" calcext:value-type="float">
            <text:p>58.21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9848" calcext:value-type="float">
            <text:p>58.21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3752" calcext:value-type="float">
            <text:p>58.2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3752" calcext:value-type="float">
            <text:p>58.2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9848" calcext:value-type="float">
            <text:p>58.21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25944" calcext:value-type="float">
            <text:p>58.22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9848" calcext:value-type="float">
            <text:p>58.21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3752" calcext:value-type="float">
            <text:p>58.2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25944" calcext:value-type="float">
            <text:p>58.22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22896" calcext:value-type="float">
            <text:p>58.2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25944" calcext:value-type="float">
            <text:p>58.22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3204" calcext:value-type="float">
            <text:p>58.23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28992" calcext:value-type="float">
            <text:p>58.22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28992" calcext:value-type="float">
            <text:p>58.22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22896" calcext:value-type="float">
            <text:p>58.2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22896" calcext:value-type="float">
            <text:p>58.2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3204" calcext:value-type="float">
            <text:p>58.23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28992" calcext:value-type="float">
            <text:p>58.22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22896" calcext:value-type="float">
            <text:p>58.2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25944" calcext:value-type="float">
            <text:p>58.22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28992" calcext:value-type="float">
            <text:p>58.22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25944" calcext:value-type="float">
            <text:p>58.22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25944" calcext:value-type="float">
            <text:p>58.22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35088" calcext:value-type="float">
            <text:p>58.23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28992" calcext:value-type="float">
            <text:p>58.22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28992" calcext:value-type="float">
            <text:p>58.22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28992" calcext:value-type="float">
            <text:p>58.22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35088" calcext:value-type="float">
            <text:p>58.23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25944" calcext:value-type="float">
            <text:p>58.22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25944" calcext:value-type="float">
            <text:p>58.22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3204" calcext:value-type="float">
            <text:p>58.23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28992" calcext:value-type="float">
            <text:p>58.22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35088" calcext:value-type="float">
            <text:p>58.23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3204" calcext:value-type="float">
            <text:p>58.23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35088" calcext:value-type="float">
            <text:p>58.23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12-11 2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44232" calcext:value-type="float">
            <text:p>58.24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632" calcext:value-type="float">
            <text:p>58.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3272" calcext:value-type="float">
            <text:p>58.1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2416" calcext:value-type="float">
            <text:p>58.1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5464" calcext:value-type="float">
            <text:p>58.1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5464" calcext:value-type="float">
            <text:p>58.1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9368" calcext:value-type="float">
            <text:p>58.1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8512" calcext:value-type="float">
            <text:p>58.1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632" calcext:value-type="float">
            <text:p>58.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3272" calcext:value-type="float">
            <text:p>58.1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5464" calcext:value-type="float">
            <text:p>58.1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2416" calcext:value-type="float">
            <text:p>58.1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3272" calcext:value-type="float">
            <text:p>58.1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632" calcext:value-type="float">
            <text:p>58.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2416" calcext:value-type="float">
            <text:p>58.1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3272" calcext:value-type="float">
            <text:p>58.1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9368" calcext:value-type="float">
            <text:p>58.1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9368" calcext:value-type="float">
            <text:p>58.1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2416" calcext:value-type="float">
            <text:p>58.1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5464" calcext:value-type="float">
            <text:p>58.1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9368" calcext:value-type="float">
            <text:p>58.1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2416" calcext:value-type="float">
            <text:p>58.1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2416" calcext:value-type="float">
            <text:p>58.1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2416" calcext:value-type="float">
            <text:p>58.1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632" calcext:value-type="float">
            <text:p>58.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632" calcext:value-type="float">
            <text:p>58.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3272" calcext:value-type="float">
            <text:p>58.1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2416" calcext:value-type="float">
            <text:p>58.1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9368" calcext:value-type="float">
            <text:p>58.1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632" calcext:value-type="float">
            <text:p>58.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3272" calcext:value-type="float">
            <text:p>58.1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2416" calcext:value-type="float">
            <text:p>58.1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632" calcext:value-type="float">
            <text:p>58.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5464" calcext:value-type="float">
            <text:p>58.1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3272" calcext:value-type="float">
            <text:p>58.1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9368" calcext:value-type="float">
            <text:p>58.1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9368" calcext:value-type="float">
            <text:p>58.1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632" calcext:value-type="float">
            <text:p>58.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632" calcext:value-type="float">
            <text:p>58.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632" calcext:value-type="float">
            <text:p>58.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632" calcext:value-type="float">
            <text:p>58.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3272" calcext:value-type="float">
            <text:p>58.1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3272" calcext:value-type="float">
            <text:p>58.1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632" calcext:value-type="float">
            <text:p>58.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3272" calcext:value-type="float">
            <text:p>58.1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7176" calcext:value-type="float">
            <text:p>58.1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0224" calcext:value-type="float">
            <text:p>58.1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632" calcext:value-type="float">
            <text:p>58.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9368" calcext:value-type="float">
            <text:p>58.1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2416" calcext:value-type="float">
            <text:p>58.1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3272" calcext:value-type="float">
            <text:p>58.1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7176" calcext:value-type="float">
            <text:p>58.1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0224" calcext:value-type="float">
            <text:p>58.1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3272" calcext:value-type="float">
            <text:p>58.1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7176" calcext:value-type="float">
            <text:p>58.1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0224" calcext:value-type="float">
            <text:p>58.1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632" calcext:value-type="float">
            <text:p>58.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632" calcext:value-type="float">
            <text:p>58.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3272" calcext:value-type="float">
            <text:p>58.1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0224" calcext:value-type="float">
            <text:p>58.1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0224" calcext:value-type="float">
            <text:p>58.1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3272" calcext:value-type="float">
            <text:p>58.1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632" calcext:value-type="float">
            <text:p>58.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632" calcext:value-type="float">
            <text:p>58.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0224" calcext:value-type="float">
            <text:p>58.1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3272" calcext:value-type="float">
            <text:p>58.1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0224" calcext:value-type="float">
            <text:p>58.1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3272" calcext:value-type="float">
            <text:p>58.1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632" calcext:value-type="float">
            <text:p>58.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632" calcext:value-type="float">
            <text:p>58.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3272" calcext:value-type="float">
            <text:p>58.1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3272" calcext:value-type="float">
            <text:p>58.1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3272" calcext:value-type="float">
            <text:p>58.1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0224" calcext:value-type="float">
            <text:p>58.1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7176" calcext:value-type="float">
            <text:p>58.1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0224" calcext:value-type="float">
            <text:p>58.1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3272" calcext:value-type="float">
            <text:p>58.1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0224" calcext:value-type="float">
            <text:p>58.1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0224" calcext:value-type="float">
            <text:p>58.1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4128" calcext:value-type="float">
            <text:p>58.1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7176" calcext:value-type="float">
            <text:p>58.1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7176" calcext:value-type="float">
            <text:p>58.1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4128" calcext:value-type="float">
            <text:p>58.1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7176" calcext:value-type="float">
            <text:p>58.1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0224" calcext:value-type="float">
            <text:p>58.1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4128" calcext:value-type="float">
            <text:p>58.1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7176" calcext:value-type="float">
            <text:p>58.1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0224" calcext:value-type="float">
            <text:p>58.1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4128" calcext:value-type="float">
            <text:p>58.1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108" calcext:value-type="float">
            <text:p>58.1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7176" calcext:value-type="float">
            <text:p>58.1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0224" calcext:value-type="float">
            <text:p>58.1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7176" calcext:value-type="float">
            <text:p>58.1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4128" calcext:value-type="float">
            <text:p>58.1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7176" calcext:value-type="float">
            <text:p>58.1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4128" calcext:value-type="float">
            <text:p>58.1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108" calcext:value-type="float">
            <text:p>58.1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4128" calcext:value-type="float">
            <text:p>58.1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7176" calcext:value-type="float">
            <text:p>58.1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4128" calcext:value-type="float">
            <text:p>58.1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4128" calcext:value-type="float">
            <text:p>58.1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4128" calcext:value-type="float">
            <text:p>58.1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4128" calcext:value-type="float">
            <text:p>58.1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7176" calcext:value-type="float">
            <text:p>58.1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7176" calcext:value-type="float">
            <text:p>58.1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4128" calcext:value-type="float">
            <text:p>58.1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4128" calcext:value-type="float">
            <text:p>58.1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108" calcext:value-type="float">
            <text:p>58.1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108" calcext:value-type="float">
            <text:p>58.1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7176" calcext:value-type="float">
            <text:p>58.1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7176" calcext:value-type="float">
            <text:p>58.1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4128" calcext:value-type="float">
            <text:p>58.1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7176" calcext:value-type="float">
            <text:p>58.1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4128" calcext:value-type="float">
            <text:p>58.1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4128" calcext:value-type="float">
            <text:p>58.1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108" calcext:value-type="float">
            <text:p>58.1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108" calcext:value-type="float">
            <text:p>58.1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7176" calcext:value-type="float">
            <text:p>58.1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7176" calcext:value-type="float">
            <text:p>58.1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7176" calcext:value-type="float">
            <text:p>58.1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7176" calcext:value-type="float">
            <text:p>58.1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7176" calcext:value-type="float">
            <text:p>58.1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7176" calcext:value-type="float">
            <text:p>58.1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7176" calcext:value-type="float">
            <text:p>58.1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0224" calcext:value-type="float">
            <text:p>58.1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0224" calcext:value-type="float">
            <text:p>58.1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0224" calcext:value-type="float">
            <text:p>58.1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0224" calcext:value-type="float">
            <text:p>58.1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7176" calcext:value-type="float">
            <text:p>58.1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0224" calcext:value-type="float">
            <text:p>58.1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0224" calcext:value-type="float">
            <text:p>58.1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7176" calcext:value-type="float">
            <text:p>58.1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7176" calcext:value-type="float">
            <text:p>58.1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7176" calcext:value-type="float">
            <text:p>58.1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7176" calcext:value-type="float">
            <text:p>58.1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7176" calcext:value-type="float">
            <text:p>58.1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7176" calcext:value-type="float">
            <text:p>58.1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0224" calcext:value-type="float">
            <text:p>58.1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4128" calcext:value-type="float">
            <text:p>58.1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0224" calcext:value-type="float">
            <text:p>58.1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7176" calcext:value-type="float">
            <text:p>58.1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7176" calcext:value-type="float">
            <text:p>58.1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7176" calcext:value-type="float">
            <text:p>58.1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7176" calcext:value-type="float">
            <text:p>58.1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7176" calcext:value-type="float">
            <text:p>58.1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7176" calcext:value-type="float">
            <text:p>58.1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4128" calcext:value-type="float">
            <text:p>58.1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4128" calcext:value-type="float">
            <text:p>58.1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108" calcext:value-type="float">
            <text:p>58.1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7176" calcext:value-type="float">
            <text:p>58.1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7176" calcext:value-type="float">
            <text:p>58.1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4128" calcext:value-type="float">
            <text:p>58.1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4128" calcext:value-type="float">
            <text:p>58.1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7176" calcext:value-type="float">
            <text:p>58.1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4128" calcext:value-type="float">
            <text:p>58.1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7176" calcext:value-type="float">
            <text:p>58.1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7176" calcext:value-type="float">
            <text:p>58.1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4128" calcext:value-type="float">
            <text:p>58.1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7176" calcext:value-type="float">
            <text:p>58.1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0224" calcext:value-type="float">
            <text:p>58.1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7176" calcext:value-type="float">
            <text:p>58.1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4128" calcext:value-type="float">
            <text:p>58.1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0224" calcext:value-type="float">
            <text:p>58.1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7176" calcext:value-type="float">
            <text:p>58.1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0224" calcext:value-type="float">
            <text:p>58.1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7176" calcext:value-type="float">
            <text:p>58.1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7176" calcext:value-type="float">
            <text:p>58.1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108" calcext:value-type="float">
            <text:p>58.1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0224" calcext:value-type="float">
            <text:p>58.1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7176" calcext:value-type="float">
            <text:p>58.1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0224" calcext:value-type="float">
            <text:p>58.1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4128" calcext:value-type="float">
            <text:p>58.1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7176" calcext:value-type="float">
            <text:p>58.1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0224" calcext:value-type="float">
            <text:p>58.1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0224" calcext:value-type="float">
            <text:p>58.1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0224" calcext:value-type="float">
            <text:p>58.1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0224" calcext:value-type="float">
            <text:p>58.1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7176" calcext:value-type="float">
            <text:p>58.1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7176" calcext:value-type="float">
            <text:p>58.1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0224" calcext:value-type="float">
            <text:p>58.1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7176" calcext:value-type="float">
            <text:p>58.1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7176" calcext:value-type="float">
            <text:p>58.1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68032" calcext:value-type="float">
            <text:p>58.16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7176" calcext:value-type="float">
            <text:p>58.1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4128" calcext:value-type="float">
            <text:p>58.1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7176" calcext:value-type="float">
            <text:p>58.1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4128" calcext:value-type="float">
            <text:p>58.1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4128" calcext:value-type="float">
            <text:p>58.1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4128" calcext:value-type="float">
            <text:p>58.1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108" calcext:value-type="float">
            <text:p>58.1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61936" calcext:value-type="float">
            <text:p>58.1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64984" calcext:value-type="float">
            <text:p>58.1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64984" calcext:value-type="float">
            <text:p>58.1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61936" calcext:value-type="float">
            <text:p>58.1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8888" calcext:value-type="float">
            <text:p>58.15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8888" calcext:value-type="float">
            <text:p>58.15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68032" calcext:value-type="float">
            <text:p>58.16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8888" calcext:value-type="float">
            <text:p>58.15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584" calcext:value-type="float">
            <text:p>58.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2792" calcext:value-type="float">
            <text:p>58.1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61936" calcext:value-type="float">
            <text:p>58.1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64984" calcext:value-type="float">
            <text:p>58.1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64984" calcext:value-type="float">
            <text:p>58.1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8888" calcext:value-type="float">
            <text:p>58.15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8888" calcext:value-type="float">
            <text:p>58.15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2792" calcext:value-type="float">
            <text:p>58.1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584" calcext:value-type="float">
            <text:p>58.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8888" calcext:value-type="float">
            <text:p>58.15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584" calcext:value-type="float">
            <text:p>58.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584" calcext:value-type="float">
            <text:p>58.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8888" calcext:value-type="float">
            <text:p>58.15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2792" calcext:value-type="float">
            <text:p>58.1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2792" calcext:value-type="float">
            <text:p>58.1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584" calcext:value-type="float">
            <text:p>58.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2792" calcext:value-type="float">
            <text:p>58.1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584" calcext:value-type="float">
            <text:p>58.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584" calcext:value-type="float">
            <text:p>58.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9744" calcext:value-type="float">
            <text:p>58.1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6696" calcext:value-type="float">
            <text:p>58.14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8888" calcext:value-type="float">
            <text:p>58.15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9744" calcext:value-type="float">
            <text:p>58.1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9744" calcext:value-type="float">
            <text:p>58.1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2792" calcext:value-type="float">
            <text:p>58.1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9744" calcext:value-type="float">
            <text:p>58.1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6696" calcext:value-type="float">
            <text:p>58.14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584" calcext:value-type="float">
            <text:p>58.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9744" calcext:value-type="float">
            <text:p>58.1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9744" calcext:value-type="float">
            <text:p>58.1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3648" calcext:value-type="float">
            <text:p>58.14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9744" calcext:value-type="float">
            <text:p>58.1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61936" calcext:value-type="float">
            <text:p>58.1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584" calcext:value-type="float">
            <text:p>58.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6696" calcext:value-type="float">
            <text:p>58.14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6696" calcext:value-type="float">
            <text:p>58.14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9744" calcext:value-type="float">
            <text:p>58.1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2792" calcext:value-type="float">
            <text:p>58.1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2792" calcext:value-type="float">
            <text:p>58.1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9744" calcext:value-type="float">
            <text:p>58.1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9744" calcext:value-type="float">
            <text:p>58.1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584" calcext:value-type="float">
            <text:p>58.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61936" calcext:value-type="float">
            <text:p>58.1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9744" calcext:value-type="float">
            <text:p>58.1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3648" calcext:value-type="float">
            <text:p>58.14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3648" calcext:value-type="float">
            <text:p>58.14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6696" calcext:value-type="float">
            <text:p>58.14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2792" calcext:value-type="float">
            <text:p>58.1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06" calcext:value-type="float">
            <text:p>58.1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3648" calcext:value-type="float">
            <text:p>58.14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6696" calcext:value-type="float">
            <text:p>58.14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2792" calcext:value-type="float">
            <text:p>58.1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2792" calcext:value-type="float">
            <text:p>58.1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2792" calcext:value-type="float">
            <text:p>58.1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6696" calcext:value-type="float">
            <text:p>58.14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6696" calcext:value-type="float">
            <text:p>58.14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2792" calcext:value-type="float">
            <text:p>58.1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9744" calcext:value-type="float">
            <text:p>58.1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06" calcext:value-type="float">
            <text:p>58.1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3648" calcext:value-type="float">
            <text:p>58.14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2792" calcext:value-type="float">
            <text:p>58.1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9744" calcext:value-type="float">
            <text:p>58.1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6696" calcext:value-type="float">
            <text:p>58.14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37552" calcext:value-type="float">
            <text:p>58.1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6696" calcext:value-type="float">
            <text:p>58.14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9744" calcext:value-type="float">
            <text:p>58.1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584" calcext:value-type="float">
            <text:p>58.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06" calcext:value-type="float">
            <text:p>58.1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34504" calcext:value-type="float">
            <text:p>58.13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6696" calcext:value-type="float">
            <text:p>58.14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6696" calcext:value-type="float">
            <text:p>58.14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9744" calcext:value-type="float">
            <text:p>58.1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9744" calcext:value-type="float">
            <text:p>58.1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6696" calcext:value-type="float">
            <text:p>58.14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2792" calcext:value-type="float">
            <text:p>58.1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6696" calcext:value-type="float">
            <text:p>58.14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3648" calcext:value-type="float">
            <text:p>58.14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3648" calcext:value-type="float">
            <text:p>58.14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3648" calcext:value-type="float">
            <text:p>58.14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3648" calcext:value-type="float">
            <text:p>58.14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3168" calcext:value-type="float">
            <text:p>58.1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3648" calcext:value-type="float">
            <text:p>58.14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6696" calcext:value-type="float">
            <text:p>58.14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2792" calcext:value-type="float">
            <text:p>58.1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37552" calcext:value-type="float">
            <text:p>58.1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31456" calcext:value-type="float">
            <text:p>58.13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06" calcext:value-type="float">
            <text:p>58.1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3648" calcext:value-type="float">
            <text:p>58.14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31456" calcext:value-type="float">
            <text:p>58.13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3648" calcext:value-type="float">
            <text:p>58.14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584" calcext:value-type="float">
            <text:p>58.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3648" calcext:value-type="float">
            <text:p>58.14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8408" calcext:value-type="float">
            <text:p>58.12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8408" calcext:value-type="float">
            <text:p>58.12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37552" calcext:value-type="float">
            <text:p>58.1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37552" calcext:value-type="float">
            <text:p>58.1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3648" calcext:value-type="float">
            <text:p>58.14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3648" calcext:value-type="float">
            <text:p>58.14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34504" calcext:value-type="float">
            <text:p>58.13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6696" calcext:value-type="float">
            <text:p>58.14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37552" calcext:value-type="float">
            <text:p>58.1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34504" calcext:value-type="float">
            <text:p>58.13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31456" calcext:value-type="float">
            <text:p>58.13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37552" calcext:value-type="float">
            <text:p>58.1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3648" calcext:value-type="float">
            <text:p>58.14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06" calcext:value-type="float">
            <text:p>58.1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06" calcext:value-type="float">
            <text:p>58.1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37552" calcext:value-type="float">
            <text:p>58.1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06" calcext:value-type="float">
            <text:p>58.1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34504" calcext:value-type="float">
            <text:p>58.13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31456" calcext:value-type="float">
            <text:p>58.13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37552" calcext:value-type="float">
            <text:p>58.1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3648" calcext:value-type="float">
            <text:p>58.14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37552" calcext:value-type="float">
            <text:p>58.1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37552" calcext:value-type="float">
            <text:p>58.1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37552" calcext:value-type="float">
            <text:p>58.1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37552" calcext:value-type="float">
            <text:p>58.1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31456" calcext:value-type="float">
            <text:p>58.13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3648" calcext:value-type="float">
            <text:p>58.14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37552" calcext:value-type="float">
            <text:p>58.1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37552" calcext:value-type="float">
            <text:p>58.1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37552" calcext:value-type="float">
            <text:p>58.1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2312" calcext:value-type="float">
            <text:p>58.12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536" calcext:value-type="float">
            <text:p>58.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31456" calcext:value-type="float">
            <text:p>58.13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3648" calcext:value-type="float">
            <text:p>58.14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31456" calcext:value-type="float">
            <text:p>58.13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31456" calcext:value-type="float">
            <text:p>58.13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34504" calcext:value-type="float">
            <text:p>58.13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31456" calcext:value-type="float">
            <text:p>58.13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06" calcext:value-type="float">
            <text:p>58.1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31456" calcext:value-type="float">
            <text:p>58.13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34504" calcext:value-type="float">
            <text:p>58.13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3648" calcext:value-type="float">
            <text:p>58.14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37552" calcext:value-type="float">
            <text:p>58.1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31456" calcext:value-type="float">
            <text:p>58.13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34504" calcext:value-type="float">
            <text:p>58.13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8408" calcext:value-type="float">
            <text:p>58.12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31456" calcext:value-type="float">
            <text:p>58.13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06" calcext:value-type="float">
            <text:p>58.1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2312" calcext:value-type="float">
            <text:p>58.12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6216" calcext:value-type="float">
            <text:p>58.1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37552" calcext:value-type="float">
            <text:p>58.1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536" calcext:value-type="float">
            <text:p>58.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8408" calcext:value-type="float">
            <text:p>58.12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34504" calcext:value-type="float">
            <text:p>58.13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536" calcext:value-type="float">
            <text:p>58.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6216" calcext:value-type="float">
            <text:p>58.1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34504" calcext:value-type="float">
            <text:p>58.13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34504" calcext:value-type="float">
            <text:p>58.13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8408" calcext:value-type="float">
            <text:p>58.12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31456" calcext:value-type="float">
            <text:p>58.13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12-16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8888" calcext:value-type="float">
            <text:p>58.15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34504" calcext:value-type="float">
            <text:p>58.13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34504" calcext:value-type="float">
            <text:p>58.13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8408" calcext:value-type="float">
            <text:p>58.12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6216" calcext:value-type="float">
            <text:p>58.1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536" calcext:value-type="float">
            <text:p>58.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31456" calcext:value-type="float">
            <text:p>58.13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8408" calcext:value-type="float">
            <text:p>58.12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31456" calcext:value-type="float">
            <text:p>58.13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34504" calcext:value-type="float">
            <text:p>58.13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31456" calcext:value-type="float">
            <text:p>58.13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9264" calcext:value-type="float">
            <text:p>58.1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9264" calcext:value-type="float">
            <text:p>58.1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536" calcext:value-type="float">
            <text:p>58.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536" calcext:value-type="float">
            <text:p>58.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9264" calcext:value-type="float">
            <text:p>58.1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31456" calcext:value-type="float">
            <text:p>58.13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2312" calcext:value-type="float">
            <text:p>58.12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2312" calcext:value-type="float">
            <text:p>58.12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536" calcext:value-type="float">
            <text:p>58.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3168" calcext:value-type="float">
            <text:p>58.1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2312" calcext:value-type="float">
            <text:p>58.12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8408" calcext:value-type="float">
            <text:p>58.12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6216" calcext:value-type="float">
            <text:p>58.1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536" calcext:value-type="float">
            <text:p>58.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536" calcext:value-type="float">
            <text:p>58.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2312" calcext:value-type="float">
            <text:p>58.12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8408" calcext:value-type="float">
            <text:p>58.12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536" calcext:value-type="float">
            <text:p>58.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9264" calcext:value-type="float">
            <text:p>58.1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8408" calcext:value-type="float">
            <text:p>58.12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8408" calcext:value-type="float">
            <text:p>58.12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9264" calcext:value-type="float">
            <text:p>58.1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6216" calcext:value-type="float">
            <text:p>58.1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536" calcext:value-type="float">
            <text:p>58.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8408" calcext:value-type="float">
            <text:p>58.12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2312" calcext:value-type="float">
            <text:p>58.12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9264" calcext:value-type="float">
            <text:p>58.1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536" calcext:value-type="float">
            <text:p>58.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536" calcext:value-type="float">
            <text:p>58.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536" calcext:value-type="float">
            <text:p>58.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3168" calcext:value-type="float">
            <text:p>58.1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2312" calcext:value-type="float">
            <text:p>58.12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6216" calcext:value-type="float">
            <text:p>58.1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9264" calcext:value-type="float">
            <text:p>58.1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2312" calcext:value-type="float">
            <text:p>58.12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2312" calcext:value-type="float">
            <text:p>58.12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9264" calcext:value-type="float">
            <text:p>58.1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6216" calcext:value-type="float">
            <text:p>58.1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8408" calcext:value-type="float">
            <text:p>58.12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9264" calcext:value-type="float">
            <text:p>58.1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6216" calcext:value-type="float">
            <text:p>58.1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2312" calcext:value-type="float">
            <text:p>58.12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9264" calcext:value-type="float">
            <text:p>58.1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9264" calcext:value-type="float">
            <text:p>58.1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6216" calcext:value-type="float">
            <text:p>58.1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3168" calcext:value-type="float">
            <text:p>58.1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6216" calcext:value-type="float">
            <text:p>58.1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6216" calcext:value-type="float">
            <text:p>58.1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9264" calcext:value-type="float">
            <text:p>58.1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9264" calcext:value-type="float">
            <text:p>58.1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2312" calcext:value-type="float">
            <text:p>58.12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9264" calcext:value-type="float">
            <text:p>58.1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012" calcext:value-type="float">
            <text:p>58.1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6216" calcext:value-type="float">
            <text:p>58.1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9264" calcext:value-type="float">
            <text:p>58.1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3168" calcext:value-type="float">
            <text:p>58.1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3168" calcext:value-type="float">
            <text:p>58.1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3168" calcext:value-type="float">
            <text:p>58.1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6216" calcext:value-type="float">
            <text:p>58.1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9264" calcext:value-type="float">
            <text:p>58.1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9264" calcext:value-type="float">
            <text:p>58.1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9264" calcext:value-type="float">
            <text:p>58.1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3168" calcext:value-type="float">
            <text:p>58.1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3168" calcext:value-type="float">
            <text:p>58.1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6216" calcext:value-type="float">
            <text:p>58.1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6216" calcext:value-type="float">
            <text:p>58.1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3168" calcext:value-type="float">
            <text:p>58.1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3168" calcext:value-type="float">
            <text:p>58.1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6216" calcext:value-type="float">
            <text:p>58.1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6216" calcext:value-type="float">
            <text:p>58.1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6216" calcext:value-type="float">
            <text:p>58.1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9264" calcext:value-type="float">
            <text:p>58.1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6216" calcext:value-type="float">
            <text:p>58.1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3168" calcext:value-type="float">
            <text:p>58.1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3168" calcext:value-type="float">
            <text:p>58.1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6216" calcext:value-type="float">
            <text:p>58.1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6216" calcext:value-type="float">
            <text:p>58.1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6216" calcext:value-type="float">
            <text:p>58.1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9264" calcext:value-type="float">
            <text:p>58.1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6216" calcext:value-type="float">
            <text:p>58.1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6216" calcext:value-type="float">
            <text:p>58.1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6216" calcext:value-type="float">
            <text:p>58.1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9264" calcext:value-type="float">
            <text:p>58.1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6216" calcext:value-type="float">
            <text:p>58.1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012" calcext:value-type="float">
            <text:p>58.1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6216" calcext:value-type="float">
            <text:p>58.1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2312" calcext:value-type="float">
            <text:p>58.12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6216" calcext:value-type="float">
            <text:p>58.1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012" calcext:value-type="float">
            <text:p>58.1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6216" calcext:value-type="float">
            <text:p>58.1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9264" calcext:value-type="float">
            <text:p>58.1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6216" calcext:value-type="float">
            <text:p>58.1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3168" calcext:value-type="float">
            <text:p>58.1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9264" calcext:value-type="float">
            <text:p>58.1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9264" calcext:value-type="float">
            <text:p>58.1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3168" calcext:value-type="float">
            <text:p>58.1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6216" calcext:value-type="float">
            <text:p>58.1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9264" calcext:value-type="float">
            <text:p>58.1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3168" calcext:value-type="float">
            <text:p>58.1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3168" calcext:value-type="float">
            <text:p>58.1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012" calcext:value-type="float">
            <text:p>58.1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3168" calcext:value-type="float">
            <text:p>58.1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3168" calcext:value-type="float">
            <text:p>58.1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6216" calcext:value-type="float">
            <text:p>58.1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3168" calcext:value-type="float">
            <text:p>58.1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3168" calcext:value-type="float">
            <text:p>58.1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04024" calcext:value-type="float">
            <text:p>58.1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04024" calcext:value-type="float">
            <text:p>58.1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00976" calcext:value-type="float">
            <text:p>58.1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00976" calcext:value-type="float">
            <text:p>58.1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00976" calcext:value-type="float">
            <text:p>58.1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00976" calcext:value-type="float">
            <text:p>58.1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00976" calcext:value-type="float">
            <text:p>58.1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7928" calcext:value-type="float">
            <text:p>58.0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00976" calcext:value-type="float">
            <text:p>58.1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7928" calcext:value-type="float">
            <text:p>58.0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7928" calcext:value-type="float">
            <text:p>58.0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00976" calcext:value-type="float">
            <text:p>58.1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7928" calcext:value-type="float">
            <text:p>58.0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7928" calcext:value-type="float">
            <text:p>58.0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00976" calcext:value-type="float">
            <text:p>58.1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7928" calcext:value-type="float">
            <text:p>58.0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7928" calcext:value-type="float">
            <text:p>58.0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00976" calcext:value-type="float">
            <text:p>58.1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7928" calcext:value-type="float">
            <text:p>58.0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488" calcext:value-type="float">
            <text:p>58.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488" calcext:value-type="float">
            <text:p>58.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7928" calcext:value-type="float">
            <text:p>58.0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488" calcext:value-type="float">
            <text:p>58.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7928" calcext:value-type="float">
            <text:p>58.0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7928" calcext:value-type="float">
            <text:p>58.0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488" calcext:value-type="float">
            <text:p>58.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488" calcext:value-type="float">
            <text:p>58.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488" calcext:value-type="float">
            <text:p>58.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488" calcext:value-type="float">
            <text:p>58.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488" calcext:value-type="float">
            <text:p>58.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7928" calcext:value-type="float">
            <text:p>58.0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488" calcext:value-type="float">
            <text:p>58.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488" calcext:value-type="float">
            <text:p>58.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1832" calcext:value-type="float">
            <text:p>58.0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488" calcext:value-type="float">
            <text:p>58.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488" calcext:value-type="float">
            <text:p>58.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488" calcext:value-type="float">
            <text:p>58.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7928" calcext:value-type="float">
            <text:p>58.0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488" calcext:value-type="float">
            <text:p>58.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488" calcext:value-type="float">
            <text:p>58.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488" calcext:value-type="float">
            <text:p>58.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1832" calcext:value-type="float">
            <text:p>58.0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1832" calcext:value-type="float">
            <text:p>58.0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488" calcext:value-type="float">
            <text:p>58.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488" calcext:value-type="float">
            <text:p>58.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7928" calcext:value-type="float">
            <text:p>58.0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488" calcext:value-type="float">
            <text:p>58.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1832" calcext:value-type="float">
            <text:p>58.0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1832" calcext:value-type="float">
            <text:p>58.0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488" calcext:value-type="float">
            <text:p>58.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1832" calcext:value-type="float">
            <text:p>58.0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1832" calcext:value-type="float">
            <text:p>58.0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8784" calcext:value-type="float">
            <text:p>58.08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8784" calcext:value-type="float">
            <text:p>58.08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1832" calcext:value-type="float">
            <text:p>58.0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1832" calcext:value-type="float">
            <text:p>58.0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7928" calcext:value-type="float">
            <text:p>58.0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1832" calcext:value-type="float">
            <text:p>58.0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1832" calcext:value-type="float">
            <text:p>58.0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8784" calcext:value-type="float">
            <text:p>58.08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1832" calcext:value-type="float">
            <text:p>58.0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488" calcext:value-type="float">
            <text:p>58.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1832" calcext:value-type="float">
            <text:p>58.0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1832" calcext:value-type="float">
            <text:p>58.0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1832" calcext:value-type="float">
            <text:p>58.0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1832" calcext:value-type="float">
            <text:p>58.0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488" calcext:value-type="float">
            <text:p>58.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7928" calcext:value-type="float">
            <text:p>58.0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1832" calcext:value-type="float">
            <text:p>58.0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1832" calcext:value-type="float">
            <text:p>58.0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1832" calcext:value-type="float">
            <text:p>58.0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8784" calcext:value-type="float">
            <text:p>58.08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1832" calcext:value-type="float">
            <text:p>58.0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5736" calcext:value-type="float">
            <text:p>58.0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1832" calcext:value-type="float">
            <text:p>58.0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488" calcext:value-type="float">
            <text:p>58.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1832" calcext:value-type="float">
            <text:p>58.0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8784" calcext:value-type="float">
            <text:p>58.08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8784" calcext:value-type="float">
            <text:p>58.08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1832" calcext:value-type="float">
            <text:p>58.0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8784" calcext:value-type="float">
            <text:p>58.08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488" calcext:value-type="float">
            <text:p>58.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1832" calcext:value-type="float">
            <text:p>58.0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1832" calcext:value-type="float">
            <text:p>58.0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2688" calcext:value-type="float">
            <text:p>58.0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964" calcext:value-type="float">
            <text:p>58.0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2688" calcext:value-type="float">
            <text:p>58.0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1832" calcext:value-type="float">
            <text:p>58.0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8784" calcext:value-type="float">
            <text:p>58.08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964" calcext:value-type="float">
            <text:p>58.0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3544" calcext:value-type="float">
            <text:p>58.0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964" calcext:value-type="float">
            <text:p>58.0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488" calcext:value-type="float">
            <text:p>58.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2688" calcext:value-type="float">
            <text:p>58.0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6592" calcext:value-type="float">
            <text:p>58.07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5736" calcext:value-type="float">
            <text:p>58.0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2688" calcext:value-type="float">
            <text:p>58.0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964" calcext:value-type="float">
            <text:p>58.0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8784" calcext:value-type="float">
            <text:p>58.08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5736" calcext:value-type="float">
            <text:p>58.0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8784" calcext:value-type="float">
            <text:p>58.08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2688" calcext:value-type="float">
            <text:p>58.0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2688" calcext:value-type="float">
            <text:p>58.0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2688" calcext:value-type="float">
            <text:p>58.0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8784" calcext:value-type="float">
            <text:p>58.08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2688" calcext:value-type="float">
            <text:p>58.0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6592" calcext:value-type="float">
            <text:p>58.07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2688" calcext:value-type="float">
            <text:p>58.0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5736" calcext:value-type="float">
            <text:p>58.0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2688" calcext:value-type="float">
            <text:p>58.0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2688" calcext:value-type="float">
            <text:p>58.0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2688" calcext:value-type="float">
            <text:p>58.0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6592" calcext:value-type="float">
            <text:p>58.07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7928" calcext:value-type="float">
            <text:p>58.0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964" calcext:value-type="float">
            <text:p>58.0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3544" calcext:value-type="float">
            <text:p>58.0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6592" calcext:value-type="float">
            <text:p>58.07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6592" calcext:value-type="float">
            <text:p>58.07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5736" calcext:value-type="float">
            <text:p>58.0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8784" calcext:value-type="float">
            <text:p>58.08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2688" calcext:value-type="float">
            <text:p>58.0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0496" calcext:value-type="float">
            <text:p>58.07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5736" calcext:value-type="float">
            <text:p>58.0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6592" calcext:value-type="float">
            <text:p>58.07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7448" calcext:value-type="float">
            <text:p>58.06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964" calcext:value-type="float">
            <text:p>58.0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964" calcext:value-type="float">
            <text:p>58.0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2688" calcext:value-type="float">
            <text:p>58.0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964" calcext:value-type="float">
            <text:p>58.0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6592" calcext:value-type="float">
            <text:p>58.07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5736" calcext:value-type="float">
            <text:p>58.0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6592" calcext:value-type="float">
            <text:p>58.07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964" calcext:value-type="float">
            <text:p>58.0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3544" calcext:value-type="float">
            <text:p>58.0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7448" calcext:value-type="float">
            <text:p>58.06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8512" calcext:value-type="float">
            <text:p>58.1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5464" calcext:value-type="float">
            <text:p>58.1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8512" calcext:value-type="float">
            <text:p>58.1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8512" calcext:value-type="float">
            <text:p>58.1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156" calcext:value-type="float">
            <text:p>58.2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8512" calcext:value-type="float">
            <text:p>58.1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7656" calcext:value-type="float">
            <text:p>58.2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2416" calcext:value-type="float">
            <text:p>58.1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2416" calcext:value-type="float">
            <text:p>58.1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8512" calcext:value-type="float">
            <text:p>58.1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8512" calcext:value-type="float">
            <text:p>58.1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8512" calcext:value-type="float">
            <text:p>58.1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8512" calcext:value-type="float">
            <text:p>58.1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8512" calcext:value-type="float">
            <text:p>58.1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8512" calcext:value-type="float">
            <text:p>58.1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9368" calcext:value-type="float">
            <text:p>58.1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9368" calcext:value-type="float">
            <text:p>58.1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9368" calcext:value-type="float">
            <text:p>58.1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8512" calcext:value-type="float">
            <text:p>58.1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8512" calcext:value-type="float">
            <text:p>58.1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9368" calcext:value-type="float">
            <text:p>58.1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9368" calcext:value-type="float">
            <text:p>58.1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5464" calcext:value-type="float">
            <text:p>58.1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9368" calcext:value-type="float">
            <text:p>58.1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9368" calcext:value-type="float">
            <text:p>58.1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9368" calcext:value-type="float">
            <text:p>58.1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2312" calcext:value-type="float">
            <text:p>58.12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3168" calcext:value-type="float">
            <text:p>58.1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3168" calcext:value-type="float">
            <text:p>58.1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6216" calcext:value-type="float">
            <text:p>58.1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9264" calcext:value-type="float">
            <text:p>58.1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9264" calcext:value-type="float">
            <text:p>58.1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3168" calcext:value-type="float">
            <text:p>58.1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3168" calcext:value-type="float">
            <text:p>58.1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6216" calcext:value-type="float">
            <text:p>58.1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6216" calcext:value-type="float">
            <text:p>58.1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6216" calcext:value-type="float">
            <text:p>58.1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9264" calcext:value-type="float">
            <text:p>58.1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6216" calcext:value-type="float">
            <text:p>58.1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6216" calcext:value-type="float">
            <text:p>58.1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3168" calcext:value-type="float">
            <text:p>58.1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012" calcext:value-type="float">
            <text:p>58.1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012" calcext:value-type="float">
            <text:p>58.1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07072" calcext:value-type="float">
            <text:p>58.10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07072" calcext:value-type="float">
            <text:p>58.10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07072" calcext:value-type="float">
            <text:p>58.10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3168" calcext:value-type="float">
            <text:p>58.1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6216" calcext:value-type="float">
            <text:p>58.1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07072" calcext:value-type="float">
            <text:p>58.10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04024" calcext:value-type="float">
            <text:p>58.1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04024" calcext:value-type="float">
            <text:p>58.1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012" calcext:value-type="float">
            <text:p>58.1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3168" calcext:value-type="float">
            <text:p>58.1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3168" calcext:value-type="float">
            <text:p>58.1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04024" calcext:value-type="float">
            <text:p>58.1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07072" calcext:value-type="float">
            <text:p>58.10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07072" calcext:value-type="float">
            <text:p>58.10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07072" calcext:value-type="float">
            <text:p>58.10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012" calcext:value-type="float">
            <text:p>58.1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7928" calcext:value-type="float">
            <text:p>58.0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7928" calcext:value-type="float">
            <text:p>58.0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6216" calcext:value-type="float">
            <text:p>58.1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6216" calcext:value-type="float">
            <text:p>58.1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012" calcext:value-type="float">
            <text:p>58.1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00976" calcext:value-type="float">
            <text:p>58.1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00976" calcext:value-type="float">
            <text:p>58.1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00976" calcext:value-type="float">
            <text:p>58.1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00976" calcext:value-type="float">
            <text:p>58.1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012" calcext:value-type="float">
            <text:p>58.1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04024" calcext:value-type="float">
            <text:p>58.1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04024" calcext:value-type="float">
            <text:p>58.1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7928" calcext:value-type="float">
            <text:p>58.0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7928" calcext:value-type="float">
            <text:p>58.0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00976" calcext:value-type="float">
            <text:p>58.1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00976" calcext:value-type="float">
            <text:p>58.1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00976" calcext:value-type="float">
            <text:p>58.1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07072" calcext:value-type="float">
            <text:p>58.10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00976" calcext:value-type="float">
            <text:p>58.1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00976" calcext:value-type="float">
            <text:p>58.1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7928" calcext:value-type="float">
            <text:p>58.0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7928" calcext:value-type="float">
            <text:p>58.0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488" calcext:value-type="float">
            <text:p>58.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488" calcext:value-type="float">
            <text:p>58.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7928" calcext:value-type="float">
            <text:p>58.0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7928" calcext:value-type="float">
            <text:p>58.0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7928" calcext:value-type="float">
            <text:p>58.0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04024" calcext:value-type="float">
            <text:p>58.1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7928" calcext:value-type="float">
            <text:p>58.0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488" calcext:value-type="float">
            <text:p>58.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488" calcext:value-type="float">
            <text:p>58.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7928" calcext:value-type="float">
            <text:p>58.0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1832" calcext:value-type="float">
            <text:p>58.0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1832" calcext:value-type="float">
            <text:p>58.0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7928" calcext:value-type="float">
            <text:p>58.0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07072" calcext:value-type="float">
            <text:p>58.10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488" calcext:value-type="float">
            <text:p>58.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7928" calcext:value-type="float">
            <text:p>58.0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7928" calcext:value-type="float">
            <text:p>58.0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7928" calcext:value-type="float">
            <text:p>58.0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488" calcext:value-type="float">
            <text:p>58.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1832" calcext:value-type="float">
            <text:p>58.0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1832" calcext:value-type="float">
            <text:p>58.0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488" calcext:value-type="float">
            <text:p>58.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488" calcext:value-type="float">
            <text:p>58.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488" calcext:value-type="float">
            <text:p>58.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488" calcext:value-type="float">
            <text:p>58.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488" calcext:value-type="float">
            <text:p>58.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488" calcext:value-type="float">
            <text:p>58.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488" calcext:value-type="float">
            <text:p>58.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488" calcext:value-type="float">
            <text:p>58.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488" calcext:value-type="float">
            <text:p>58.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8784" calcext:value-type="float">
            <text:p>58.08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8784" calcext:value-type="float">
            <text:p>58.08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488" calcext:value-type="float">
            <text:p>58.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488" calcext:value-type="float">
            <text:p>58.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488" calcext:value-type="float">
            <text:p>58.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1832" calcext:value-type="float">
            <text:p>58.0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1832" calcext:value-type="float">
            <text:p>58.0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8784" calcext:value-type="float">
            <text:p>58.08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5736" calcext:value-type="float">
            <text:p>58.0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5736" calcext:value-type="float">
            <text:p>58.0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5736" calcext:value-type="float">
            <text:p>58.0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5736" calcext:value-type="float">
            <text:p>58.0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1832" calcext:value-type="float">
            <text:p>58.0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1832" calcext:value-type="float">
            <text:p>58.0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488" calcext:value-type="float">
            <text:p>58.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1832" calcext:value-type="float">
            <text:p>58.0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1832" calcext:value-type="float">
            <text:p>58.0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1832" calcext:value-type="float">
            <text:p>58.0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5736" calcext:value-type="float">
            <text:p>58.0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5736" calcext:value-type="float">
            <text:p>58.0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5736" calcext:value-type="float">
            <text:p>58.0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5736" calcext:value-type="float">
            <text:p>58.0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2688" calcext:value-type="float">
            <text:p>58.0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2688" calcext:value-type="float">
            <text:p>58.0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8784" calcext:value-type="float">
            <text:p>58.08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2688" calcext:value-type="float">
            <text:p>58.0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964" calcext:value-type="float">
            <text:p>58.0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964" calcext:value-type="float">
            <text:p>58.0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1832" calcext:value-type="float">
            <text:p>58.0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5736" calcext:value-type="float">
            <text:p>58.0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5736" calcext:value-type="float">
            <text:p>58.0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8784" calcext:value-type="float">
            <text:p>58.08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964" calcext:value-type="float">
            <text:p>58.0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964" calcext:value-type="float">
            <text:p>58.0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1832" calcext:value-type="float">
            <text:p>58.0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2688" calcext:value-type="float">
            <text:p>58.0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2688" calcext:value-type="float">
            <text:p>58.0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5736" calcext:value-type="float">
            <text:p>58.0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8784" calcext:value-type="float">
            <text:p>58.08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8784" calcext:value-type="float">
            <text:p>58.08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5736" calcext:value-type="float">
            <text:p>58.0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5736" calcext:value-type="float">
            <text:p>58.0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5736" calcext:value-type="float">
            <text:p>58.0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8784" calcext:value-type="float">
            <text:p>58.08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8784" calcext:value-type="float">
            <text:p>58.08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8784" calcext:value-type="float">
            <text:p>58.08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488" calcext:value-type="float">
            <text:p>58.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2688" calcext:value-type="float">
            <text:p>58.0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5736" calcext:value-type="float">
            <text:p>58.0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8784" calcext:value-type="float">
            <text:p>58.08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964" calcext:value-type="float">
            <text:p>58.0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6592" calcext:value-type="float">
            <text:p>58.07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964" calcext:value-type="float">
            <text:p>58.0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2688" calcext:value-type="float">
            <text:p>58.0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2688" calcext:value-type="float">
            <text:p>58.0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2688" calcext:value-type="float">
            <text:p>58.0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5736" calcext:value-type="float">
            <text:p>58.0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5736" calcext:value-type="float">
            <text:p>58.0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2688" calcext:value-type="float">
            <text:p>58.0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2688" calcext:value-type="float">
            <text:p>58.0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2688" calcext:value-type="float">
            <text:p>58.0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5736" calcext:value-type="float">
            <text:p>58.0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5736" calcext:value-type="float">
            <text:p>58.0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5736" calcext:value-type="float">
            <text:p>58.0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5736" calcext:value-type="float">
            <text:p>58.0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964" calcext:value-type="float">
            <text:p>58.0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2688" calcext:value-type="float">
            <text:p>58.0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964" calcext:value-type="float">
            <text:p>58.0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964" calcext:value-type="float">
            <text:p>58.0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2688" calcext:value-type="float">
            <text:p>58.0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2688" calcext:value-type="float">
            <text:p>58.0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2688" calcext:value-type="float">
            <text:p>58.0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2688" calcext:value-type="float">
            <text:p>58.0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2688" calcext:value-type="float">
            <text:p>58.0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2688" calcext:value-type="float">
            <text:p>58.0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2688" calcext:value-type="float">
            <text:p>58.0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2688" calcext:value-type="float">
            <text:p>58.0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2688" calcext:value-type="float">
            <text:p>58.0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964" calcext:value-type="float">
            <text:p>58.0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964" calcext:value-type="float">
            <text:p>58.0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964" calcext:value-type="float">
            <text:p>58.0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964" calcext:value-type="float">
            <text:p>58.0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6592" calcext:value-type="float">
            <text:p>58.07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3544" calcext:value-type="float">
            <text:p>58.0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3544" calcext:value-type="float">
            <text:p>58.0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3544" calcext:value-type="float">
            <text:p>58.0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964" calcext:value-type="float">
            <text:p>58.0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3544" calcext:value-type="float">
            <text:p>58.0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3544" calcext:value-type="float">
            <text:p>58.0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964" calcext:value-type="float">
            <text:p>58.0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964" calcext:value-type="float">
            <text:p>58.0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964" calcext:value-type="float">
            <text:p>58.0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6592" calcext:value-type="float">
            <text:p>58.07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6592" calcext:value-type="float">
            <text:p>58.07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6592" calcext:value-type="float">
            <text:p>58.07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964" calcext:value-type="float">
            <text:p>58.0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964" calcext:value-type="float">
            <text:p>58.0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964" calcext:value-type="float">
            <text:p>58.0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964" calcext:value-type="float">
            <text:p>58.0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6592" calcext:value-type="float">
            <text:p>58.07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964" calcext:value-type="float">
            <text:p>58.0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3544" calcext:value-type="float">
            <text:p>58.0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0496" calcext:value-type="float">
            <text:p>58.07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0496" calcext:value-type="float">
            <text:p>58.07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3544" calcext:value-type="float">
            <text:p>58.0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3544" calcext:value-type="float">
            <text:p>58.0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3544" calcext:value-type="float">
            <text:p>58.0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3544" calcext:value-type="float">
            <text:p>58.0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3544" calcext:value-type="float">
            <text:p>58.0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3544" calcext:value-type="float">
            <text:p>58.0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3544" calcext:value-type="float">
            <text:p>58.0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3544" calcext:value-type="float">
            <text:p>58.0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6592" calcext:value-type="float">
            <text:p>58.07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6592" calcext:value-type="float">
            <text:p>58.07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6592" calcext:value-type="float">
            <text:p>58.07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6592" calcext:value-type="float">
            <text:p>58.07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6592" calcext:value-type="float">
            <text:p>58.07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6592" calcext:value-type="float">
            <text:p>58.07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6592" calcext:value-type="float">
            <text:p>58.07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0496" calcext:value-type="float">
            <text:p>58.07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3544" calcext:value-type="float">
            <text:p>58.0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0496" calcext:value-type="float">
            <text:p>58.07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0496" calcext:value-type="float">
            <text:p>58.07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0-12-09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12584" calcext:value-type="float">
            <text:p>58.0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50608" calcext:value-type="float">
            <text:p>57.9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51624" calcext:value-type="float">
            <text:p>57.95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3816" calcext:value-type="float">
            <text:p>57.96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58736" calcext:value-type="float">
            <text:p>57.95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45528" calcext:value-type="float">
            <text:p>57.9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88224" calcext:value-type="float">
            <text:p>57.93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24192" calcext:value-type="float">
            <text:p>57.92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07936" calcext:value-type="float">
            <text:p>57.9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2" calcext:value-type="float">
            <text:p>57.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02094" calcext:value-type="float">
            <text:p>57.9020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1238" calcext:value-type="float">
            <text:p>57.9112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2" calcext:value-type="float">
            <text:p>57.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046848" calcext:value-type="float">
            <text:p>57.90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9808" calcext:value-type="float">
            <text:p>57.89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9046" calcext:value-type="float">
            <text:p>57.8990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78472" calcext:value-type="float">
            <text:p>57.8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739" calcext:value-type="float">
            <text:p>57.87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4756" calcext:value-type="float">
            <text:p>57.86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56374" calcext:value-type="float">
            <text:p>57.856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258432" calcext:value-type="float">
            <text:p>57.825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303136" calcext:value-type="float">
            <text:p>57.83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25132" calcext:value-type="float">
            <text:p>57.82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23608" calcext:value-type="float">
            <text:p>57.82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309232" calcext:value-type="float">
            <text:p>57.83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138108571429" calcext:value-type="float">
            <text:p>57.813810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06082" calcext:value-type="float">
            <text:p>57.8060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8462" calcext:value-type="float">
            <text:p>57.79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008" calcext:value-type="float">
            <text:p>57.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7865" calcext:value-type="float">
            <text:p>57.778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71792" calcext:value-type="float">
            <text:p>57.7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071488" calcext:value-type="float">
            <text:p>57.80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4652" calcext:value-type="float">
            <text:p>57.79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77" calcext:value-type="float">
            <text:p>57.79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80174" calcext:value-type="float">
            <text:p>57.780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71792" calcext:value-type="float">
            <text:p>57.7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80936" calcext:value-type="float">
            <text:p>57.7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879845" calcext:value-type="float">
            <text:p>57.78798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88556" calcext:value-type="float">
            <text:p>57.78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80936" calcext:value-type="float">
            <text:p>57.7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73824" calcext:value-type="float">
            <text:p>57.7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60362" calcext:value-type="float">
            <text:p>57.760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39788" calcext:value-type="float">
            <text:p>57.73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39788" calcext:value-type="float">
            <text:p>57.73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094985" calcext:value-type="float">
            <text:p>57.70949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126608" calcext:value-type="float">
            <text:p>57.71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10832" calcext:value-type="float">
            <text:p>57.71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00164" calcext:value-type="float">
            <text:p>57.70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00926" calcext:value-type="float">
            <text:p>57.700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980685" calcext:value-type="float">
            <text:p>57.69806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89496" calcext:value-type="float">
            <text:p>57.68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78066" calcext:value-type="float">
            <text:p>57.678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72224" calcext:value-type="float">
            <text:p>57.67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59778" calcext:value-type="float">
            <text:p>57.659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6824" calcext:value-type="float">
            <text:p>57.64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0728" calcext:value-type="float">
            <text:p>57.64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77715" calcext:value-type="float">
            <text:p>57.6077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23202" calcext:value-type="float">
            <text:p>57.623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21678" calcext:value-type="float">
            <text:p>57.621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7868" calcext:value-type="float">
            <text:p>57.61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9486" calcext:value-type="float">
            <text:p>57.609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99199" calcext:value-type="float">
            <text:p>57.5991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8244" calcext:value-type="float">
            <text:p>57.57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1386" calcext:value-type="float">
            <text:p>57.571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56146" calcext:value-type="float">
            <text:p>57.556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5005" calcext:value-type="float">
            <text:p>57.550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28714" calcext:value-type="float">
            <text:p>57.528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27952" calcext:value-type="float">
            <text:p>57.5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953765" calcext:value-type="float">
            <text:p>57.4953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16522" calcext:value-type="float">
            <text:p>57.516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02806" calcext:value-type="float">
            <text:p>57.502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02044" calcext:value-type="float">
            <text:p>57.50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93662" calcext:value-type="float">
            <text:p>57.4936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854705" calcext:value-type="float">
            <text:p>57.48547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63182" calcext:value-type="float">
            <text:p>57.463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51752" calcext:value-type="float">
            <text:p>57.45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47942" calcext:value-type="float">
            <text:p>57.4479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4226" calcext:value-type="float">
            <text:p>57.434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4226" calcext:value-type="float">
            <text:p>57.434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084704" calcext:value-type="float">
            <text:p>57.40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84696" calcext:value-type="float">
            <text:p>57.38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02222" calcext:value-type="float">
            <text:p>57.40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9174" calcext:value-type="float">
            <text:p>57.399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384" calcext:value-type="float">
            <text:p>57.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73266" calcext:value-type="float">
            <text:p>57.3732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742185" calcext:value-type="float">
            <text:p>57.37421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554352" calcext:value-type="float">
            <text:p>57.35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35166" calcext:value-type="float">
            <text:p>57.335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2907" calcext:value-type="float">
            <text:p>57.32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18402" calcext:value-type="float">
            <text:p>57.318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5448" calcext:value-type="float">
            <text:p>57.3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84112" calcext:value-type="float">
            <text:p>57.28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47536" calcext:value-type="float">
            <text:p>57.24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7192" calcext:value-type="float">
            <text:p>57.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58204" calcext:value-type="float">
            <text:p>57.25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53632" calcext:value-type="float">
            <text:p>57.25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365632" calcext:value-type="float">
            <text:p>57.23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37376" calcext:value-type="float">
            <text:p>57.2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13246" calcext:value-type="float">
            <text:p>57.21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121792" calcext:value-type="float">
            <text:p>57.21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9572" calcext:value-type="float">
            <text:p>57.1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5814" calcext:value-type="float">
            <text:p>57.18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731648" calcext:value-type="float">
            <text:p>57.17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3095" calcext:value-type="float">
            <text:p>57.130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031076923077" calcext:value-type="float">
            <text:p>57.10310769230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0809" calcext:value-type="float">
            <text:p>57.108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98184" calcext:value-type="float">
            <text:p>57.09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88278" calcext:value-type="float">
            <text:p>57.0882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7761" calcext:value-type="float">
            <text:p>57.077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868628571429" calcext:value-type="float">
            <text:p>57.08686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45352" calcext:value-type="float">
            <text:p>57.0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37986" calcext:value-type="float">
            <text:p>57.0379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856112" calcext:value-type="float">
            <text:p>56.985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07506" calcext:value-type="float">
            <text:p>57.0075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9124" calcext:value-type="float">
            <text:p>56.999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2266" calcext:value-type="float">
            <text:p>56.9922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80074" calcext:value-type="float">
            <text:p>56.980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80455" calcext:value-type="float">
            <text:p>56.980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7093" calcext:value-type="float">
            <text:p>56.970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58738" calcext:value-type="float">
            <text:p>56.958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41974" calcext:value-type="float">
            <text:p>56.941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2521" calcext:value-type="float">
            <text:p>56.925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11494" calcext:value-type="float">
            <text:p>56.911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14542" calcext:value-type="float">
            <text:p>56.914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68822" calcext:value-type="float">
            <text:p>56.868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93968" calcext:value-type="float">
            <text:p>56.89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43676" calcext:value-type="float">
            <text:p>56.843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6044" calcext:value-type="float">
            <text:p>56.8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5663" calcext:value-type="float">
            <text:p>56.856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511055" calcext:value-type="float">
            <text:p>56.85110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32246" calcext:value-type="float">
            <text:p>56.832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12434" calcext:value-type="float">
            <text:p>56.812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07862" calcext:value-type="float">
            <text:p>56.807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98718" calcext:value-type="float">
            <text:p>56.798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87288" calcext:value-type="float">
            <text:p>56.78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78144" calcext:value-type="float">
            <text:p>56.77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8137" calcext:value-type="float">
            <text:p>56.681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0804" calcext:value-type="float">
            <text:p>56.70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0796" calcext:value-type="float">
            <text:p>56.660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4327" calcext:value-type="float">
            <text:p>56.643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38698" calcext:value-type="float">
            <text:p>56.6386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46318" calcext:value-type="float">
            <text:p>56.6463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09742" calcext:value-type="float">
            <text:p>56.609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0136" calcext:value-type="float">
            <text:p>56.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92216" calcext:value-type="float">
            <text:p>56.59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6882" calcext:value-type="float">
            <text:p>56.586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6326" calcext:value-type="float">
            <text:p>56.563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421" calcext:value-type="float">
            <text:p>56.544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25005" calcext:value-type="float">
            <text:p>56.58250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897" calcext:value-type="float">
            <text:p>56.52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53938" calcext:value-type="float">
            <text:p>56.653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45556" calcext:value-type="float">
            <text:p>56.64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38698" calcext:value-type="float">
            <text:p>56.6386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05932" calcext:value-type="float">
            <text:p>56.605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2041" calcext:value-type="float">
            <text:p>56.620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03646" calcext:value-type="float">
            <text:p>56.603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1548" calcext:value-type="float">
            <text:p>56.581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7088" calcext:value-type="float">
            <text:p>56.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5183" calcext:value-type="float">
            <text:p>56.551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1924" calcext:value-type="float">
            <text:p>56.541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940704" calcext:value-type="float">
            <text:p>56.494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992" calcext:value-type="float">
            <text:p>56.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9849" calcext:value-type="float">
            <text:p>56.498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86298" calcext:value-type="float">
            <text:p>56.486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563" calcext:value-type="float">
            <text:p>56.475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51728" calcext:value-type="float">
            <text:p>56.475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50484" calcext:value-type="float">
            <text:p>56.450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0672" calcext:value-type="float">
            <text:p>56.4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848" calcext:value-type="float">
            <text:p>56.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5432" calcext:value-type="float">
            <text:p>56.4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45328" calcext:value-type="float">
            <text:p>56.3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75986" calcext:value-type="float">
            <text:p>56.2759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323" calcext:value-type="float">
            <text:p>56.32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38752" calcext:value-type="float">
            <text:p>56.303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3512" calcext:value-type="float">
            <text:p>56.2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785064615385" calcext:value-type="float">
            <text:p>56.278506461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75986" calcext:value-type="float">
            <text:p>56.2759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42512" calcext:value-type="float">
            <text:p>56.264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9984" calcext:value-type="float">
            <text:p>56.2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4322" calcext:value-type="float">
            <text:p>56.24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197504" calcext:value-type="float">
            <text:p>56.219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798" calcext:value-type="float">
            <text:p>56.22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06145882353" calcext:value-type="float">
            <text:p>56.15061458823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178" calcext:value-type="float">
            <text:p>56.15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6926" calcext:value-type="float">
            <text:p>56.176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3654" calcext:value-type="float">
            <text:p>56.136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8252" calcext:value-type="float">
            <text:p>56.118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226335" calcext:value-type="float">
            <text:p>56.1226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85568" calcext:value-type="float">
            <text:p>56.118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95392" calcext:value-type="float">
            <text:p>56.0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79136" calcext:value-type="float">
            <text:p>56.0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9578" calcext:value-type="float">
            <text:p>56.059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0528" calcext:value-type="float">
            <text:p>56.0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8496" calcext:value-type="float">
            <text:p>56.0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4996" calcext:value-type="float">
            <text:p>55.974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6332" calcext:value-type="float">
            <text:p>55.996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83378" calcext:value-type="float">
            <text:p>55.9833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69662" calcext:value-type="float">
            <text:p>55.9696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59756" calcext:value-type="float">
            <text:p>55.959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57851" calcext:value-type="float">
            <text:p>55.9578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5372" calcext:value-type="float">
            <text:p>55.935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28514" calcext:value-type="float">
            <text:p>55.928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13528" calcext:value-type="float">
            <text:p>55.91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98994285714" calcext:value-type="float">
            <text:p>55.909899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984" calcext:value-type="float">
            <text:p>55.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78984" calcext:value-type="float">
            <text:p>55.8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22596" calcext:value-type="float">
            <text:p>55.822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5832" calcext:value-type="float">
            <text:p>55.8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0592" calcext:value-type="float">
            <text:p>55.7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15992" calcext:value-type="float">
            <text:p>55.81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2304" calcext:value-type="float">
            <text:p>55.7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6114" calcext:value-type="float">
            <text:p>55.776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1448" calcext:value-type="float">
            <text:p>55.7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6208" calcext:value-type="float">
            <text:p>55.7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6208" calcext:value-type="float">
            <text:p>55.7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8588" calcext:value-type="float">
            <text:p>55.758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6396" calcext:value-type="float">
            <text:p>55.746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7252" calcext:value-type="float">
            <text:p>55.737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316" calcext:value-type="float">
            <text:p>55.7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5728" calcext:value-type="float">
            <text:p>55.7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696" calcext:value-type="float">
            <text:p>55.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315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2096" calcext:value-type="float">
            <text:p>55.6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8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410" meta:object-count="0"/>
    <meta:user-defined meta:name="AppVersion">3.0</meta:user-defined>
  </office:meta>
</office:document-meta>
</file>